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71in" fo:margin-left="0in" table:align="left"/>
    </style:style>
    <style:style style:name="Headline.A" style:family="table-column">
      <style:table-column-properties style:column-width="4in"/>
    </style:style>
    <style:style style:name="Headline.B" style:family="table-column">
      <style:table-column-properties style:column-width="2.9271in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71in" fo:margin-left="0in" table:align="left"/>
    </style:style>
    <style:style style:name="Exposure.A" style:family="table-column">
      <style:table-column-properties style:column-width="1.5625in"/>
    </style:style>
    <style:style style:name="Exposure.B" style:family="table-column">
      <style:table-column-properties style:column-width="5.3646in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5" style:family="table-row">
      <style:table-row-properties style:min-row-height="0.0715in"/>
    </style:style>
    <style:style style:name="Exposure.A5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paragraph-rsid="00c4f07c"/>
    </style:style>
    <style:style style:name="P5" style:family="paragraph" style:parent-style-name="Table_20_Contents">
      <style:text-properties officeooo:rsid="00dcf443" officeooo:paragraph-rsid="00dcf443"/>
    </style:style>
    <style:style style:name="P6" style:family="paragraph" style:parent-style-name="Table_20_Contents">
      <style:text-properties officeooo:rsid="00de67ca" officeooo:paragraph-rsid="00de67ca"/>
    </style:style>
    <style:style style:name="P7" style:family="paragraph" style:parent-style-name="Table_20_Contents">
      <style:text-properties officeooo:rsid="00dfdfb2" officeooo:paragraph-rsid="00dfdfb2"/>
    </style:style>
    <style:style style:name="P8" style:family="paragraph" style:parent-style-name="Table_20_Contents">
      <style:text-properties officeooo:rsid="00e427c0" officeooo:paragraph-rsid="00e427c0"/>
    </style:style>
    <style:style style:name="P9" style:family="paragraph" style:parent-style-name="Table_20_Contents">
      <style:text-properties officeooo:paragraph-rsid="00e427c0"/>
    </style:style>
    <style:style style:name="P10" style:family="paragraph" style:parent-style-name="Contact_20_Info">
      <style:text-properties officeooo:rsid="00cc9313" officeooo:paragraph-rsid="00cc9313"/>
    </style:style>
    <style:style style:name="P11" style:family="paragraph" style:parent-style-name="Contact_20_Info">
      <style:text-properties officeooo:rsid="00dcf443" officeooo:paragraph-rsid="00dcf443"/>
    </style:style>
    <style:style style:name="P12" style:family="paragraph" style:parent-style-name="Table_20_Heading">
      <style:text-properties officeooo:rsid="00dcf443" officeooo:paragraph-rsid="00dcf443"/>
    </style:style>
    <style:style style:name="P13" style:family="paragraph" style:parent-style-name="Table_20_Heading">
      <style:text-properties officeooo:rsid="00de67ca" officeooo:paragraph-rsid="00de67ca"/>
    </style:style>
    <style:style style:name="P14" style:family="paragraph" style:parent-style-name="Table_20_Heading">
      <style:text-properties officeooo:rsid="00dfdfb2" officeooo:paragraph-rsid="00dfdfb2"/>
    </style:style>
    <style:style style:name="P15" style:family="paragraph" style:parent-style-name="Table_20_Heading">
      <style:text-properties officeooo:rsid="00e427c0" officeooo:paragraph-rsid="00e427c0"/>
    </style:style>
    <style:style style:name="P16" style:family="paragraph" style:parent-style-name="Text_20_body">
      <style:text-properties officeooo:rsid="005b45cf" officeooo:paragraph-rsid="005e3ccf"/>
    </style:style>
    <style:style style:name="P17" style:family="paragraph" style:parent-style-name="Text_20_body">
      <style:text-properties officeooo:rsid="00d47607" officeooo:paragraph-rsid="00d47607"/>
    </style:style>
    <style:style style:name="P18" style:family="paragraph" style:parent-style-name="Text_20_body">
      <style:text-properties officeooo:rsid="00e4f96c" officeooo:paragraph-rsid="00e4f96c"/>
    </style:style>
    <style:style style:name="P19" style:family="paragraph" style:parent-style-name="Text_20_body">
      <style:text-properties officeooo:rsid="00e77c5c" officeooo:paragraph-rsid="00e77c5c"/>
    </style:style>
    <style:style style:name="P20" style:family="paragraph" style:parent-style-name="Text_20_body" style:list-style-name="L1">
      <style:text-properties officeooo:rsid="00e4f96c" officeooo:paragraph-rsid="00e4f96c"/>
    </style:style>
    <style:style style:name="P21" style:family="paragraph" style:parent-style-name="Text_20_body" style:list-style-name="L2">
      <style:text-properties officeooo:rsid="00e69e66" officeooo:paragraph-rsid="00e69e66"/>
    </style:style>
    <style:style style:name="P22" style:family="paragraph" style:parent-style-name="Text_20_body" style:list-style-name="L3">
      <style:text-properties officeooo:rsid="00e8d461" officeooo:paragraph-rsid="00e8d461"/>
    </style:style>
    <style:style style:name="P23" style:family="paragraph" style:parent-style-name="Text_20_body" style:list-style-name="L4">
      <style:text-properties officeooo:rsid="00e96b78" officeooo:paragraph-rsid="00e96b78"/>
    </style:style>
    <style:style style:name="P24" style:family="paragraph" style:parent-style-name="Text_20_body" style:list-style-name="L5">
      <style:text-properties officeooo:rsid="00e96b78" officeooo:paragraph-rsid="00e96b78"/>
    </style:style>
    <style:style style:name="P25" style:family="paragraph" style:parent-style-name="Text_20_body" style:list-style-name="L4">
      <style:text-properties officeooo:rsid="00b5b44a" officeooo:paragraph-rsid="00b5b44a"/>
    </style:style>
    <style:style style:name="P26" style:family="paragraph" style:parent-style-name="Text_20_body" style:list-style-name="L4">
      <style:text-properties officeooo:rsid="00ba430a" officeooo:paragraph-rsid="00ba430a"/>
    </style:style>
    <style:style style:name="P27" style:family="paragraph" style:parent-style-name="Text_20_body" style:list-style-name="L5">
      <style:text-properties officeooo:rsid="00917436" officeooo:paragraph-rsid="00917436"/>
    </style:style>
    <style:style style:name="P28" style:family="paragraph" style:parent-style-name="Text_20_body" style:list-style-name="L6">
      <style:text-properties officeooo:rsid="00eb67e6" officeooo:paragraph-rsid="00eb67e6"/>
    </style:style>
    <style:style style:name="P29" style:family="paragraph" style:parent-style-name="Text_20_body" style:list-style-name="L7">
      <style:text-properties officeooo:rsid="00be1771" officeooo:paragraph-rsid="00be1771"/>
    </style:style>
    <style:style style:name="P30" style:family="paragraph" style:parent-style-name="Text_20_body" style:list-style-name="L8">
      <style:text-properties officeooo:rsid="00c14da9" officeooo:paragraph-rsid="00c14da9"/>
    </style:style>
    <style:style style:name="P31" style:family="paragraph" style:parent-style-name="Text_20_body" style:list-style-name="L8">
      <style:text-properties officeooo:rsid="00c1b9e2" officeooo:paragraph-rsid="00c1b9e2"/>
    </style:style>
    <style:style style:name="P32" style:family="paragraph" style:parent-style-name="Text_20_body" style:list-style-name="L9">
      <style:text-properties officeooo:rsid="00bfae13" officeooo:paragraph-rsid="00bfae13"/>
    </style:style>
    <style:style style:name="P33" style:family="paragraph" style:parent-style-name="Heading_20_1">
      <style:text-properties officeooo:rsid="004739f4"/>
    </style:style>
    <style:style style:name="P34" style:family="paragraph" style:parent-style-name="Heading_20_3">
      <style:text-properties officeooo:rsid="005b45cf" officeooo:paragraph-rsid="005b45cf"/>
    </style:style>
    <style:style style:name="P35" style:family="paragraph" style:parent-style-name="Heading_20_3">
      <style:text-properties officeooo:rsid="006080ad"/>
    </style:style>
    <style:style style:name="P36" style:family="paragraph" style:parent-style-name="Heading_20_3">
      <style:text-properties officeooo:paragraph-rsid="007d5ffc"/>
    </style:style>
    <style:style style:name="P37" style:family="paragraph" style:parent-style-name="Heading_20_3">
      <style:text-properties officeooo:rsid="007aab51" officeooo:paragraph-rsid="007aab51"/>
    </style:style>
    <style:style style:name="P38" style:family="paragraph" style:parent-style-name="Education" style:list-style-name="L10"/>
    <style:style style:name="P39" style:family="paragraph" style:parent-style-name="Heading_20_2">
      <style:text-properties officeooo:rsid="00dcf443" officeooo:paragraph-rsid="00dcf443"/>
    </style:style>
    <style:style style:name="P40" style:family="paragraph" style:parent-style-name="Heading_20_4">
      <style:text-properties officeooo:rsid="00d45273" officeooo:paragraph-rsid="00e33415"/>
    </style:style>
    <style:style style:name="P41" style:family="paragraph" style:parent-style-name="Heading_20_4">
      <style:text-properties officeooo:rsid="00d45273" officeooo:paragraph-rsid="00d45273"/>
    </style:style>
    <style:style style:name="P42" style:family="paragraph" style:parent-style-name="Heading_20_4">
      <style:text-properties officeooo:rsid="0082d58f" officeooo:paragraph-rsid="0082d58f"/>
    </style:style>
    <style:style style:name="P43" style:family="paragraph" style:parent-style-name="Heading_20_4">
      <style:text-properties officeooo:rsid="00bd6ccd" officeooo:paragraph-rsid="00bd6ccd"/>
    </style:style>
    <style:style style:name="P44" style:family="paragraph" style:parent-style-name="Heading_20_5">
      <style:text-properties officeooo:rsid="00d45273" officeooo:paragraph-rsid="00d45273"/>
    </style:style>
    <style:style style:name="P45" style:family="paragraph" style:parent-style-name="Heading_20_5">
      <style:text-properties officeooo:rsid="00783cc7"/>
    </style:style>
    <style:style style:name="P46" style:family="paragraph" style:parent-style-name="Heading_20_5">
      <style:text-properties officeooo:rsid="00851da6" officeooo:paragraph-rsid="00851da6"/>
    </style:style>
    <style:style style:name="P47" style:family="paragraph" style:parent-style-name="Heading_20_5">
      <style:text-properties officeooo:rsid="008bc4cd"/>
    </style:style>
    <style:style style:name="P48" style:family="paragraph" style:parent-style-name="Heading_20_5">
      <style:text-properties officeooo:rsid="00be1771" officeooo:paragraph-rsid="00be1771"/>
    </style:style>
    <style:style style:name="P49" style:family="paragraph" style:parent-style-name="Heading_20_5">
      <style:text-properties officeooo:rsid="00be3ff6" officeooo:paragraph-rsid="00be3ff6"/>
    </style:style>
    <style:style style:name="T1" style:family="text">
      <style:text-properties officeooo:rsid="0054cc11"/>
    </style:style>
    <style:style style:name="T2" style:family="text">
      <style:text-properties officeooo:rsid="0062e1fd"/>
    </style:style>
    <style:style style:name="T3" style:family="text">
      <style:text-properties officeooo:rsid="0068e402"/>
    </style:style>
    <style:style style:name="T4" style:family="text">
      <style:text-properties officeooo:rsid="00763241"/>
    </style:style>
    <style:style style:name="T5" style:family="text">
      <style:text-properties officeooo:rsid="008a1901"/>
    </style:style>
    <style:style style:name="T6" style:family="text">
      <style:text-properties officeooo:rsid="00949ab2"/>
    </style:style>
    <style:style style:name="T7" style:family="text">
      <style:text-properties officeooo:rsid="00be1771"/>
    </style:style>
    <style:style style:name="T8" style:family="text">
      <style:text-properties officeooo:rsid="00c31c22"/>
    </style:style>
    <style:style style:name="T9" style:family="text">
      <style:text-properties officeooo:rsid="00c57250"/>
    </style:style>
    <style:style style:name="T10" style:family="text">
      <style:text-properties officeooo:rsid="00ce79d3"/>
    </style:style>
    <style:style style:name="T11" style:family="text">
      <style:text-properties officeooo:rsid="00cef022"/>
    </style:style>
    <style:style style:name="T12" style:family="text">
      <style:text-properties officeooo:rsid="00d05626"/>
    </style:style>
    <style:style style:name="T13" style:family="text">
      <style:text-properties officeooo:rsid="00d17716"/>
    </style:style>
    <style:style style:name="T14" style:family="text">
      <style:text-properties officeooo:rsid="00dcf443"/>
    </style:style>
    <style:style style:name="T15" style:family="text">
      <style:text-properties officeooo:rsid="00de67ca"/>
    </style:style>
    <style:style style:name="T16" style:family="text">
      <style:text-properties officeooo:rsid="00dfdfb2"/>
    </style:style>
    <style:style style:name="T17" style:family="text">
      <style:text-properties officeooo:rsid="00e1b5af"/>
    </style:style>
    <style:style style:name="T18" style:family="text">
      <style:text-properties officeooo:rsid="00e33415"/>
    </style:style>
    <style:style style:name="T19" style:family="text">
      <style:text-properties officeooo:rsid="00e427c0"/>
    </style:style>
    <style:style style:name="T20" style:family="text">
      <style:text-properties officeooo:rsid="00e77c5c"/>
    </style:style>
    <style:style style:name="T21" style:family="text">
      <style:text-properties officeooo:rsid="00ebe1e0"/>
    </style:style>
    <style:style style:name="T22" style:family="text">
      <style:text-properties officeooo:rsid="00ec97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33" text:outline-level="1">Brian Lauber</text:h>
            <text:h text:style-name="P39" text:outline-level="2">Automation Specialist</text:h>
          </table:table-cell>
          <table:table-cell table:style-name="Headline.A1" office:value-type="string">
            <text:p text:style-name="P10">1820 Swann St. NW, Apt. 404</text:p>
            <text:p text:style-name="P10">Washington, DC 20009</text:p>
            <text:p text:style-name="Contact_20_Info"/>
            <text:p text:style-name="Contact_20_Info">216-394-2081</text:p>
            <text:p text:style-name="Contact_20_Info"/>
            <text:p text:style-name="P11">blauber@arclia.com</text:p>
          </table:table-cell>
        </table:table-row>
      </table:table>
      <text:h text:style-name="P34" text:outline-level="3">Summary</text:h>
      <text:p text:style-name="P16">I am a technology enthusiast who enjoys all aspects of software creation. <text:s/>Although I am excited to introduce new technologies into my activities, I understand the importance of software discipline to achieve long-term, lasting result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  <table:table-row>
          <table:table-cell table:style-name="Table2.A2" office:value-type="string">
            <text:p text:style-name="P12">Twitter</text:p>
          </table:table-cell>
          <table:table-cell table:style-name="Table2.B2" office:value-type="string">
            <text:p text:style-name="P5">https://twitter.com/BrianLauber</text:p>
          </table:table-cell>
        </table:table-row>
      </table:table>
      <text:h text:style-name="P35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<text:span text:style-name="T14">Javascript (ES5, ES6), Ruby, </text:span>Python, <text:span text:style-name="T14">Java</text:span>, C#, C, C++, <text:span text:style-name="T14">Bash</text:span>, VBScript</text:p>
          </table:table-cell>
        </table:table-row>
        <table:table-row>
          <table:table-cell table:style-name="Exposure.A2" office:value-type="string">
            <text:p text:style-name="P14">Client-side Application Frameworks</text:p>
          </table:table-cell>
          <table:table-cell table:style-name="Exposure.B2" office:value-type="string">
            <text:p text:style-name="P7">React.js, <text:span text:style-name="T21">Redux, </text:span>AngularJS, <text:span text:style-name="T21">Babel, WebPack</text:span></text:p>
          </table:table-cell>
        </table:table-row>
        <table:table-row>
          <table:table-cell table:style-name="Exposure.A2" office:value-type="string">
            <text:p text:style-name="Table_20_Heading"><text:span text:style-name="T16">Server-Side Application </text:span>Frameworks</text:p>
          </table:table-cell>
          <table:table-cell table:style-name="Exposure.B2" office:value-type="string">
            <text:p text:style-name="Table_20_Contents"><text:span text:style-name="T16">Express.js, Ruby on Rails, Sinatra, Django, </text:span>JAX-RS (RESTEasy)</text:p>
          </table:table-cell>
        </table:table-row>
        <table:table-row>
          <table:table-cell table:style-name="Exposure.A2" office:value-type="string">
            <text:p text:style-name="P14"><text:span text:style-name="T21">HTTP</text:span> Servers</text:p>
          </table:table-cell>
          <table:table-cell table:style-name="Exposure.B2" office:value-type="string">
            <text:p text:style-name="P7">Nginx, Apache httpd, <text:span text:style-name="T17">Apache Tomcat</text:span></text:p>
          </table:table-cell>
        </table:table-row>
        <table:table-row table:style-name="Exposure.5">
          <table:table-cell table:style-name="Exposure.A5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<text:span text:style-name="T21">WebPack, Gulp, Grunt, Rake, </text:span>Ant, Maven, <text:span text:style-name="T5">MS Build</text:span>, Setuptools, Make, Paver, <text:span text:style-name="T3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<text:span text:style-name="T15">PostgreSQL, </text:span>MySQL, SQL Server 2008, <text:span text:style-name="T10">MongoDB, Redis, RabbitMQ</text:span></text:p>
          </table:table-cell>
        </table:table-row>
        <table:table-row>
          <table:table-cell table:style-name="Exposure.A2" office:value-type="string">
            <text:p text:style-name="P13">Object-Relational Mappers</text:p>
          </table:table-cell>
          <table:table-cell table:style-name="Exposure.B2" office:value-type="string">
            <text:p text:style-name="P6">ActiveRecord, Mongoid, MongoMapper, Mongoose, <text:span text:style-name="T22">Knex, </text:span>Bookshelf.js, Sequelize, Django <text:span text:style-name="T16">(models), JPA, LINQ</text:span>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<text:span text:style-name="T17">rvm</text:span>, <text:span text:style-name="T17">npm, nvm, </text:span>Maven, <text:span text:style-name="T17">p</text:span>ip, <text:span text:style-name="T17">virtualenv</text:span>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<text:span text:style-name="T11">JIRA, </text:span>Redmine, <text:span text:style-name="T17">Trello, Asana, </text:span>Trac, StarTeam, Fortify SSC</text:p>
          </table:table-cell>
        </table:table-row>
        <table:table-row>
          <table:table-cell table:style-name="Exposure.A2" office:value-type="string">
            <text:p text:style-name="Table_20_Heading">Test<text:span text:style-name="T2">ing Tools</text:span></text:p>
          </table:table-cell>
          <table:table-cell table:style-name="Exposure.B2" office:value-type="string">
            <text:p text:style-name="Table_20_Contents"><text:span text:style-name="T12">Capybara, Capybarista, </text:span>QTP, Selenium, <text:span text:style-name="T6">LoadRunner, Fortify SCA</text:span>, RSpec, JUnit, <text:span text:style-name="T2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Git, <text:span text:style-name="T17">Subversion</text:span></text:p>
          </table:table-cell>
        </table:table-row>
      </table:table>
      <text:h text:style-name="P36" text:outline-level="3"><text:soft-page-break/><text:span text:style-name="T4">Professional </text:span>Experience</text:h>
      <text:h text:style-name="P40" text:outline-level="4"><text:span text:style-name="T18">Arclia LLC</text:span><text:tab/>(June 201<text:span text:style-name="T18">5</text:span> – <text:span text:style-name="T18">Present</text:span>)</text:h>
      <text:p text:style-name="P18">I launched Arclia LLC so that I could provide a higher quality of service to a greater number of clients. <text:s/>We have assisted our customers with a wide range of topics, including:</text:p>
      <text:list xml:id="list8361803972520949317" text:style-name="L1">
        <text:list-item>
          <text:p text:style-name="P20">Greenfield development of new web applications and MVPs.</text:p>
        </text:list-item>
        <text:list-item>
          <text:p text:style-name="P20">Management and coordinated elimination of technical debt.</text:p>
        </text:list-item>
        <text:list-item>
          <text:p text:style-name="P20">Scaling and distribution of backend processes.</text:p>
        </text:list-item>
        <text:list-item>
          <text:p text:style-name="P20">Automation of manual workflows.</text:p>
        </text:list-item>
        <text:list-item>
          <text:p text:style-name="P20">Project management.</text:p>
        </text:list-item>
        <text:list-item>
          <text:p text:style-name="P20">Business analysis and product design.</text:p>
        </text:list-item>
        <text:list-item>
          <text:p text:style-name="P20">Recognizing new business opportunities for existing products.</text:p>
        </text:list-item>
      </text:list>
      <text:h text:style-name="P41" text:outline-level="4">JIBE<text:tab/>(June 2013 – <text:span text:style-name="T18">June 2015</text:span>)</text:h>
      <text:p text:style-name="P17">I primarily focused on re-architecting the JIBE Apply backend for long-term maintenance and scalability.</text:p>
      <text:h text:style-name="P44" text:outline-level="5">Senior <text:span text:style-name="T18">Automation</text:span> Engineer<text:tab/>(June 2013 – Current)</text:h>
      <text:list xml:id="list7650503899116063371" text:style-name="L2">
        <text:list-item>
          <text:p text:style-name="P21">Provided architectural oversight.</text:p>
        </text:list-item>
        <text:list-item>
          <text:p text:style-name="P21">Standardized core infrastructure across customers.</text:p>
        </text:list-item>
        <text:list-item>
          <text:p text:style-name="P21">Coached junior team members.</text:p>
        </text:list-item>
        <text:list-item>
          <text:p text:style-name="P21">Established code review policies.</text:p>
        </text:list-item>
        <text:list-item>
          <text:p text:style-name="P21">Managed network and server infrastructure.</text:p>
        </text:list-item>
      </text:list>
      <text:h text:style-name="P42" text:outline-level="4">Cigital Inc.<text:tab/>(June 200<text:span text:style-name="T7">7</text:span> – <text:span text:style-name="T13">June 2013</text:span>)</text:h>
      <text:p text:style-name="P19">I performed numerous different roles at Cigital, most of which were either directly or indirectly related to the security industry.</text:p>
      <text:h text:style-name="P45" text:outline-level="5">Senior Software Engineer<text:tab/>(January 2012 – <text:span text:style-name="T20">June 2013</text:span>)</text:h>
      <text:list xml:id="list3762161061749598311" text:style-name="L3">
        <text:list-item>
          <text:p text:style-name="P22">Worked with customers to define product roadmaps.</text:p>
        </text:list-item>
        <text:list-item>
          <text:p text:style-name="P22">Served as technical project manager for offshore teams.</text:p>
        </text:list-item>
        <text:list-item>
          <text:p text:style-name="P22">Revitalized a failing product (and customer relationship).</text:p>
        </text:list-item>
        <text:list-item>
          <text:p text:style-name="P22">Designed components for distributed static analysis in the cloud.</text:p>
        </text:list-item>
      </text:list>
      <text:h text:style-name="P46" text:outline-level="5">Quality Assurance Lead<text:tab/>(January 2011 – December 2011)</text:h>
      <text:list xml:id="list3582539484532391480" text:style-name="L4">
        <text:list-item>
          <text:p text:style-name="P23">Established infrastructure for managing / tracking manual test cases.</text:p>
        </text:list-item>
        <text:list-item>
          <text:p text:style-name="P25">Provided technical support for customers.</text:p>
        </text:list-item>
        <text:list-item>
          <text:p text:style-name="P26">Coordinated onshore and offshore teams.</text:p>
        </text:list-item>
      </text:list>
      <text:h text:style-name="P45" text:outline-level="5">Security Consultant<text:tab/>(January 2010 – December 2010)</text:h>
      <text:list xml:id="list1931158120047874095" text:style-name="L5">
        <text:list-item>
          <text:p text:style-name="P24">Conducted security reviews of customer codebases.</text:p>
        </text:list-item>
        <text:list-item>
          <text:p text:style-name="P27"><text:soft-page-break/>Delivered security training to customers.</text:p>
        </text:list-item>
        <text:list-item>
          <text:p text:style-name="P24">Defined best-practices for security-oriented QA.</text:p>
        </text:list-item>
        <text:list-item>
          <text:p text:style-name="P24">Trained consultants on security-awareness in Rails.</text:p>
        </text:list-item>
      </text:list>
      <text:h text:style-name="P47" text:outline-level="5">Quality Assurance Automation Engineer<text:tab/>(June 2008 – December 2009)</text:h>
      <text:list xml:id="list5245121605108570180" text:style-name="L6">
        <text:list-item>
          <text:p text:style-name="P28">Designed mutation-based testing tool for simulating user blunders.</text:p>
        </text:list-item>
        <text:list-item>
          <text:p text:style-name="P28">Designed meta-programming language for QTP.</text:p>
        </text:list-item>
        <text:list-item>
          <text:p text:style-name="P28">Trained QA teams on QTP / Quality Center / LoadRunner.</text:p>
        </text:list-item>
        <text:list-item>
          <text:p text:style-name="P28">Established Manual → Automated Test Case promotion workflow.</text:p>
        </text:list-item>
        <text:list-item>
          <text:p text:style-name="P28">Constructed distributed cluster of QTP machines.</text:p>
        </text:list-item>
        <text:list-item>
          <text:p text:style-name="P28">Deployed and managed QA infrastructure.</text:p>
        </text:list-item>
      </text:list>
      <text:h text:style-name="P48" text:outline-level="5">Software Intern<text:tab/>(June 2007 – August 2007)</text:h>
      <text:list xml:id="list2933051996949378894" text:style-name="L7">
        <text:list-item>
          <text:p text:style-name="P29">Served as the lead developer for a reverse-engineering tool.</text:p>
        </text:list-item>
      </text:list>
      <text:h text:style-name="P43" text:outline-level="4">Air Force Institute of Technology (AFIT)<text:tab/>(June 2005 – August 2006)</text:h>
      <text:h text:style-name="P49" text:outline-level="5">Software Intern<text:tab/>(June 2006 – August 2006)</text:h>
      <text:list xml:id="list7247864867742174484" text:style-name="L8">
        <text:list-item>
          <text:p text:style-name="P30">Implemented a stochastic analysis program that computed probabilities for various types of failures within complex networks.</text:p>
        </text:list-item>
        <text:list-item>
          <text:p text:style-name="P31">Discovered a flaw in one of AFIT's algorithms. <text:s/>This flaw could cause the algorithm to produce probabilities that were outside of the range [0, 1].</text:p>
        </text:list-item>
      </text:list>
      <text:h text:style-name="P49" text:outline-level="5">Software Intern<text:tab/>(June 2005 – August 2005)</text:h>
      <text:list xml:id="list3011379694289920748" text:style-name="L9">
        <text:list-item>
          <text:p text:style-name="P32">Translated a stochastic analysis program from Fortran to C++.</text:p>
        </text:list-item>
        <text:list-item>
          <text:p text:style-name="P32">Extended the program to allow for arbitrary probability curves and precision.</text:p>
        </text:list-item>
      </text:list>
      <text:h text:style-name="P37" text:outline-level="3">Education</text:h>
      <text:list xml:id="list6604006701234946520" text:style-name="L10">
        <text:list-item>
          <text:p text:style-name="P38">Bachelors of Science in Mathematics<text:tab/>(Case Western Reserve University, <text:span text:style-name="T8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P15">zxc</text:p>
          </table:table-cell>
          <table:table-cell table:style-name="Projects.B1" office:value-type="string">
            <text:p text:style-name="P8">Provides an easy way to access project-specific executables. <text:s/>It's like “bundle exec” for node.js:</text:p>
            <text:p text:style-name="P8"/>
            <text:p text:style-name="P8"><text:a xlink:type="simple" xlink:href="https://github.com/briandamaged/zxc">https://github.com/briandamaged/zxc</text:a> </text:p>
            <text:p text:style-name="P8"/>
          </table:table-cell>
        </table:table-row>
        <table:table-row>
          <table:table-cell table:style-name="Projects.A2" office:value-type="string">
            <text:p text:style-name="P15">react-radioactive</text:p>
          </table:table-cell>
          <table:table-cell table:style-name="Projects.B2" office:value-type="string">
            <text:p text:style-name="P8">A factory function for creating radio button groups. <text:s/>It helps to keep the code DRY.</text:p>
            <text:p text:style-name="P8"/>
            <text:p text:style-name="P8"><text:a xlink:type="simple" xlink:href="https://github.com/briandamaged/react-radioactive">https://github.com/briandamaged/react-radioactive</text:a></text:p>
            <text:p text:style-name="P8"/>
          </table:table-cell>
        </table:table-row>
        <table:table-row>
          <table:table-cell table:style-name="Projects.A2" office:value-type="string">
            <text:p text:style-name="P15">Logbert</text:p>
          </table:table-cell>
          <table:table-cell table:style-name="Projects.B2" office:value-type="string">
            <text:p text:style-name="P8">A categorical logger for Ruby.</text:p>
            <text:p text:style-name="P8"><text:soft-page-break/></text:p>
            <text:p text:style-name="P9"><text:a xlink:type="simple" xlink:href="https://github.com/briandamaged/logbert"><text:span text:style-name="T19">https://github.com/briandamaged/logbert</text:span></text:a></text:p>
            <text:p text:style-name="P9"/>
          </table:table-cell>
        </table:table-row>
        <table:table-row>
          <table:table-cell table:style-name="Projects.A2" office:value-type="string">
            <text:p text:style-name="Table_20_Heading">Tolerable</text:p>
            <text:p text:style-name="Table_20_Heading"/>
          </table:table-cell>
          <table:table-cell table:style-name="Projects.B2" office:value-type="string">
            <text:p text:style-name="P4"><text:span text:style-name="T9">Adds</text:span> anonymous functions, inheritance, and meta-programming <text:span text:style-name="T9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4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4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family="'American Typewriter'" style:font-style-name="Regular" style:font-family-generic="modern" style:font-pitch="fixed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family="'American Typewriter'" style:font-style-name="Regular" style:font-family-generic="modern" style:font-pitch="fixed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family="'American Typewriter'" style:font-style-name="Regular" style:font-family-generic="modern" style:font-pitch="fixed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family="'American Typewriter'" style:font-style-name="Bold" style:font-family-generic="modern" style:font-pitch="fixed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family="'American Typewriter'" style:font-style-name="Regular" style:font-family-generic="modern" style:font-pitch="fixed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Contact_20_Info" style:display-name="Contact Info" style:family="paragraph" style:parent-style-name="Table_20_Contents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4</text:page-number></text:span><text:span text:style-name="MT1"> 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6-05-13T13:33:45.638897144</dc:date>
    <meta:editing-duration>PT23H35M43S</meta:editing-duration>
    <meta:editing-cycles>228</meta:editing-cycles>
    <meta:generator>LibreOffice/4.2.8.2$Linux_X86_64 LibreOffice_project/420m0$Build-2</meta:generator>
    <dc:creator>Brian Lauber</dc:creator>
    <meta:document-statistic meta:table-count="4" meta:image-count="0" meta:object-count="0" meta:page-count="4" meta:paragraph-count="113" meta:word-count="693" meta:character-count="5153" meta:non-whitespace-character-count="4590"/>
  </office:meta>
</office:document-meta>
</file>